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8" style:family="paragraph" style:parent-style-name="Standard" style:list-style-name="L1"/>
    <style:style style:name="P9" style:family="paragraph" style:parent-style-name="Heading_20_1" style:master-page-name="First_20_Page">
      <style:paragraph-properties style:page-number="auto"/>
    </style:style>
    <style:style style:name="P10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1" style:family="paragraph">
      <style:paragraph-properties style:writing-mode="lr-tb"/>
    </style:style>
    <style:style style:name="P12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4628336522018104856" text:style-name="L1">
        <text:list-item>
          <text:p text:style-name="P8">OpenLCB Common Information Technical Note</text:p>
        </text:list-item>
      </text:list>
      <text:p text:style-name="Standard">Cross link to ACDI.</text:p>
      <text:p text:style-name="Standard">Must appear in PIP.</text:p>
      <text:p text:style-name="Standard"/>
      <text:p text:style-name="Standard">Need versioning support. <text:s/>Using the version number (by parts) to indicate the number of strings in that part would do it.</text:p>
      <text:p text:style-name="Standard"/>
      <text:p text:style-name="Standard"/>
      <text:p text:style-name="Standard"/>
      <text:h text:style-name="Heading_20_1" text:outline-level="1">(To Be Merged)</text:h>
      <text:p text:style-name="Standard">The node sending the SNI request must wait for the entire reply from the responder before sending another SNI request. <text:s/>(Included to simplify required logic in leaf nodes)</text:p>
      <text:p text:style-name="Standard">Count version 1 and version 4 as the same, but require new nodes to send version 4. <text:s/>Version number doubles as string count. <text:s/>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<text:soft-page-break/>Table of Contents</text:p>
          </text:index-title>
          <text:p text:style-name="P7"><text:s/>1 Introduction (Informative)<text:tab/>1</text:p>
          <text:p text:style-name="P7"><text:s/>2 Intended Use (Informative)<text:tab/>1</text:p>
          <text:p text:style-name="P7"><text:s/>3 References and Context (Normative)<text:tab/>1</text:p>
          <text:p text:style-name="P7"><text:s/>4 Section Title<text:tab/>1</text:p>
        </text:index-body>
      </text:table-of-conten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Simple Node Information Protocol Standard</text:p>
      </style:header>
      <style:footer>
        <text:tracked-changes>
          <text:changed-region xml:id="ct352718608" text:id="ct352718608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352718704" text:id="ct352718704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-start text:change-id="ct352718608"/><text:span text:style-name="Page_20_Number"><text:span text:style-name="MT2">2</text:span></text:span><text:change-end text:change-id="ct352718608"/><text:change text:change-id="ct352718704"/><text:span text:style-name="Page_20_Number"><text:span text:style-name="MT2">, 2013</text:span></text:span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3-03-26T14:02:52.99">Mar 26, 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793752256" text:id="ct793752256">
            <text:insertion>
              <office:change-info>
                <dc:creator>Bob Jacobsen</dc:creator>
                <dc:date>2012-06-08T15:20:00</dc:date>
              </office:change-info>
            </text:insertion>
          </text:changed-region>
          <text:changed-region xml:id="ct793752352" text:id="ct793752352">
            <text:deletion>
              <office:change-info>
                <dc:creator>Bob Jacobsen</dc:creator>
                <dc:date>2012-06-08T15:20:00</dc:date>
              </office:change-info>
              <text:p text:style-name="MP7">(title)</text:p>
            </text:dele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-start text:change-id="ct793752256"/>Simple Node Information Protocol<text:change-end text:change-id="ct793752256"/><text:change text:change-id="ct79375235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3-26T14:02:52.99">Mar 2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52530736" text:id="ct352530736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2010, 2</text:span></text:span></text:p>
            </text:deletion>
          </text:changed-region>
          <text:changed-region xml:id="ct353049408" text:id="ct353049408">
            <text:insertion>
              <office:change-info>
                <dc:creator>Bob Jacobsen</dc:creator>
                <dc:date>2012-03-27T10:09:00</dc:date>
              </office:change-info>
            </text:insertion>
          </text:changed-region>
          <text:changed-region xml:id="ct352472320" text:id="ct352472320">
            <text:insertion>
              <office:change-info>
                <dc:creator>Bob Jacobsen</dc:creator>
                <dc:date>2012-03-27T10:08:00</dc:date>
              </office:change-info>
            </text:insertion>
          </text:changed-region>
          <text:changed-region xml:id="ct352837552" text:id="ct352837552">
            <text:deletion>
              <office:change-info>
                <dc:creator>Bob Jacobsen</dc:creator>
                <dc:date>2012-03-27T10:08:00</dc:date>
              </office:change-info>
              <text:p text:style-name="Text_20_body"><text:span text:style-name="Page_20_Number"><text:span text:style-name="MT2">1</text:span></text:span></text:p>
            </text:deletion>
          </text:changed-region>
        </text:tracked-changes>
        <text:p text:style-name="Text_20_body"><text:span text:style-name="Page_20_Number"><text:span text:style-name="MT2">Copyright </text:span></text:span><text:change text:change-id="ct352530736"/><text:change-start text:change-id="ct353049408"/><text:span text:style-name="Page_20_Number"><text:span text:style-name="MT2">2</text:span></text:span><text:change-end text:change-id="ct353049408"/><text:span text:style-name="Page_20_Number"><text:span text:style-name="MT2">01</text:span></text:span><text:change-start text:change-id="ct352472320"/><text:span text:style-name="Page_20_Number"><text:span text:style-name="MT2">2</text:span></text:span><text:change-end text:change-id="ct352472320"/><text:change text:change-id="ct352837552"/><text:span text:style-name="Page_20_Number"><text:span text:style-name="MT2">, 2013</text:span></text:span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3-03-26T14:02:52.99">Mar 26, 2013</text:date></text:span></text:span></text:p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9</meta:editing-cycles>
    <meta:editing-duration>PT12H36M49S</meta:editing-duration>
    <meta:generator>OpenOffice.org/3.4.1$Unix OpenOffice.org_project/341m1$Build-9593</meta:generator>
    <dc:date>2013-03-26T14:02:53</dc:date>
    <dc:creator>Bob Jacobsen</dc:creator>
    <meta:document-statistic meta:table-count="1" meta:image-count="1" meta:object-count="0" meta:page-count="2" meta:paragraph-count="30" meta:word-count="220" meta:character-count="1377"/>
    <meta:user-defined meta:name="Info 1"/>
    <meta:user-defined meta:name="Info 2"/>
    <meta:user-defined meta:name="Info 3"/>
    <meta:user-defined meta:name="Info 4"/>
  </office:meta>
</office:document-meta>
</file>